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text-properties style:font-name="Calibri" officeooo:paragraph-rsid="0004bc9b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4bc9b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<text:span text:style-name="T6">Henrique Gaspar Nogueira</text:span></text:p>
      <text:p text:style-name="P7">PHASE: <text:span text:style-name="T6">Analyse de besoins</text:span></text:p>
      <text:p text:style-name="P8">SOUS-PHASE: <text:span text:style-name="T6">Étude de l'existant</text:span></text:p>
      <text:p text:style-name="P8">SEMAINE:<text:span text:style-name="T6">3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3">
            <text:p text:style-name="P10"><text:span text:style-name="T6">3</text:span></text:p>
          </table:table-cell>
          <table:table-cell table:style-name="Table1.B2" office:value-type="string">
            <text:p text:style-name="P10"><text:span text:style-name="T6">Attentes partenaires</text:span></text:p>
          </table:table-cell>
          <table:table-cell table:style-name="Table1.B2" office:value-type="string">
            <text:p text:style-name="P10"><text:span text:style-name="T6">2h</text:span></text:p>
          </table:table-cell>
          <table:table-cell table:style-name="Table1.D2" office:value-type="string">
            <text:p text:style-name="P10"><text:span text:style-name="T6">2h</text:span></text:p>
          </table:table-cell>
        </table:table-row>
        <table:table-row>
          <table:table-cell table:style-name="Table1.A2" office:value-type="float" office:value="4">
            <text:p text:style-name="P10"><text:span text:style-name="T6">4</text:span></text:p>
          </table:table-cell>
          <table:table-cell table:style-name="Table1.B2" office:value-type="string">
            <text:p text:style-name="P10"><text:span text:style-name="T6">Organisation de l'entreprise</text:span></text:p>
          </table:table-cell>
          <table:table-cell table:style-name="Table1.B2" office:value-type="string">
            <text:p text:style-name="P10"><text:span text:style-name="T6">2h</text:span></text:p>
          </table:table-cell>
          <table:table-cell table:style-name="Table1.D2" office:value-type="string">
            <text:p text:style-name="P10"><text:span text:style-name="T6">2h30</text:span>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2-01T00:15:38</meta:creation-date>
    <meta:editing-cycles>2</meta:editing-cycles>
    <meta:editing-duration>PT00H01M38S</meta:editing-duration>
    <meta:generator>OpenOffice.org/3.2$Unix OpenOffice.org_project/320m19$Build-9505</meta:generator>
    <meta:initial-creator>Henrique Nogueira</meta:initial-creator>
    <meta:document-statistic meta:table-count="1" meta:image-count="0" meta:object-count="0" meta:page-count="1" meta:paragraph-count="19" meta:word-count="40" meta:character-count="270"/>
    <dc:date>2011-02-01T00:17:15</dc:date>
    <dc:creator>Henrique Nogueira</dc:creator>
  </office:meta>
</office:document-meta>
</file>